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Kovanen</text:p>
      <text:p text:style-name="P2">Johdatus tekoälyyn, Tehtävät 3</text:p>
      <text:p text:style-name="P2"/>
      <text:list xml:id="list519296670" text:style-name="L1">
        <text:list-item>
          <text:p text:style-name="P3">Tehtävää vastaaavassa liitetiedostossa</text:p>
        </text:list-item>
        <text:list-item>
          <text:p text:style-name="P3"/>
          <text:list>
            <text:list-item>
              <text:p text:style-name="P3">Lauseen iii nojalla P(A|B) = P(A,B)/P(B), lauseen v nojalla P(A,B) = P(A)P(B|A), siispä P(A|B) = P(A)P(B|A)/P(B) mikä oli todistettava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ovanen</meta:initial-creator>
    <meta:creation-date>2012-09-27T09:35:36</meta:creation-date>
    <dc:date>2012-09-27T09:51:07</dc:date>
    <dc:creator>Tony Kovanen</dc:creator>
    <meta:editing-duration>PT15M35S</meta:editing-duration>
    <meta:editing-cycles>5</meta:editing-cycles>
    <meta:generator>LibreOffice/3.4$Unix LibreOffice_project/340m1$Build-302</meta:generator>
    <meta:document-statistic meta:table-count="0" meta:image-count="0" meta:object-count="0" meta:page-count="1" meta:paragraph-count="4" meta:word-count="30" meta:character-count="218" meta:non-whitespace-character-count="194"/>
  </office:meta>
</office:document-meta>
</file>